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368.1937" calcext:value-type="float">
            <text:p>368.1937</text:p>
          </table:table-cell>
          <table:table-cell office:value-type="float" office:value="188.3461" calcext:value-type="float">
            <text:p>188.3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.9331" calcext:value-type="float">
            <text:p>366.9331</text:p>
          </table:table-cell>
          <table:table-cell office:value-type="float" office:value="240.6366" calcext:value-type="float">
            <text:p>240.6366</text:p>
          </table:table-cell>
          <table:table-cell office:value-type="float" office:value="0" calcext:value-type="float">
            <text:p>0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365.6942" calcext:value-type="float">
            <text:p>365.6942</text:p>
          </table:table-cell>
          <table:table-cell office:value-type="float" office:value="292.5464" calcext:value-type="float">
            <text:p>292.5464</text:p>
          </table:table-cell>
          <table:table-cell office:value-type="float" office:value="0" calcext:value-type="float">
            <text:p>0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364.2767" calcext:value-type="float">
            <text:p>364.2767</text:p>
          </table:table-cell>
          <table:table-cell office:value-type="float" office:value="344.13" calcext:value-type="float">
            <text:p>344.13</text:p>
          </table:table-cell>
          <table:table-cell office:value-type="float" office:value="0" calcext:value-type="float">
            <text:p>0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362.9518" calcext:value-type="float">
            <text:p>362.9518</text:p>
          </table:table-cell>
          <table:table-cell office:value-type="float" office:value="395.6568" calcext:value-type="float">
            <text:p>395.6568</text:p>
          </table:table-cell>
          <table:table-cell office:value-type="float" office:value="0" calcext:value-type="float">
            <text:p>0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361.6201" calcext:value-type="float">
            <text:p>361.6201</text:p>
          </table:table-cell>
          <table:table-cell office:value-type="float" office:value="447.0891" calcext:value-type="float">
            <text:p>447.0891</text:p>
          </table:table-cell>
          <table:table-cell office:value-type="float" office:value="0" calcext:value-type="float">
            <text:p>0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360.1071" calcext:value-type="float">
            <text:p>360.1071</text:p>
          </table:table-cell>
          <table:table-cell office:value-type="float" office:value="498.7948" calcext:value-type="float">
            <text:p>498.7948</text:p>
          </table:table-cell>
          <table:table-cell office:value-type="float" office:value="0" calcext:value-type="float">
            <text:p>0</text:p>
          </table:table-cell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419.5753" calcext:value-type="float">
            <text:p>419.5753</text:p>
          </table:table-cell>
          <table:table-cell office:value-type="float" office:value="189.8007" calcext:value-type="float">
            <text:p>189.8007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3222" calcext:value-type="float">
            <text:p>418.3222</text:p>
          </table:table-cell>
          <table:table-cell office:value-type="float" office:value="242.0051" calcext:value-type="float">
            <text:p>242.0051</text:p>
          </table:table-cell>
          <table:table-cell table:number-columns-repeated="2"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416.9176" calcext:value-type="float">
            <text:p>416.9176</text:p>
          </table:table-cell>
          <table:table-cell office:value-type="float" office:value="293.9554" calcext:value-type="float">
            <text:p>293.9554</text:p>
          </table:table-cell>
          <table:table-cell office:value-type="float" office:value="21.68" calcext:value-type="float">
            <text:p>21.68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415.6446" calcext:value-type="float">
            <text:p>415.6446</text:p>
          </table:table-cell>
          <table:table-cell office:value-type="float" office:value="345.5727" calcext:value-type="float">
            <text:p>345.5727</text:p>
          </table:table-cell>
          <table:table-cell office:value-type="float" office:value="21.68" calcext:value-type="float">
            <text:p>21.68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414.2065" calcext:value-type="float">
            <text:p>414.2065</text:p>
          </table:table-cell>
          <table:table-cell office:value-type="float" office:value="397.085" calcext:value-type="float">
            <text:p>397.085</text:p>
          </table:table-cell>
          <table:table-cell office:value-type="float" office:value="21.68" calcext:value-type="float">
            <text:p>21.68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412.7598" calcext:value-type="float">
            <text:p>412.7598</text:p>
          </table:table-cell>
          <table:table-cell office:value-type="float" office:value="448.6121" calcext:value-type="float">
            <text:p>448.6121</text:p>
          </table:table-cell>
          <table:table-cell office:value-type="float" office:value="21.68" calcext:value-type="float">
            <text:p>21.68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411.2062" calcext:value-type="float">
            <text:p>411.2062</text:p>
          </table:table-cell>
          <table:table-cell office:value-type="float" office:value="500.3589" calcext:value-type="float">
            <text:p>500.3589</text:p>
          </table:table-cell>
          <table:table-cell office:value-type="float" office:value="21.68" calcext:value-type="float">
            <text:p>21.68</text:p>
          </table:table-cell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471.1135" calcext:value-type="float">
            <text:p>471.1135</text:p>
          </table:table-cell>
          <table:table-cell office:value-type="float" office:value="191.0175" calcext:value-type="float">
            <text:p>191.0175</text:p>
          </table:table-cell>
          <table:table-cell office:value-type="float" office:value="43.36" calcext:value-type="float">
            <text:p>4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665" calcext:value-type="float">
            <text:p>469.665</text:p>
          </table:table-cell>
          <table:table-cell office:value-type="float" office:value="243.2864" calcext:value-type="float">
            <text:p>243.2864</text:p>
          </table:table-cell>
          <table:table-cell office:value-type="float" office:value="43.36" calcext:value-type="float">
            <text:p>43.36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468.1966" calcext:value-type="float">
            <text:p>468.1966</text:p>
          </table:table-cell>
          <table:table-cell office:value-type="float" office:value="295.2578" calcext:value-type="float">
            <text:p>295.2578</text:p>
          </table:table-cell>
          <table:table-cell table:number-columns-repeated="2"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466.7643" calcext:value-type="float">
            <text:p>466.7643</text:p>
          </table:table-cell>
          <table:table-cell office:value-type="float" office:value="346.9755" calcext:value-type="float">
            <text:p>346.9755</text:p>
          </table:table-cell>
          <table:table-cell office:value-type="float" office:value="43.36" calcext:value-type="float">
            <text:p>43.36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465.3264" calcext:value-type="float">
            <text:p>465.3264</text:p>
          </table:table-cell>
          <table:table-cell office:value-type="float" office:value="398.604" calcext:value-type="float">
            <text:p>398.604</text:p>
          </table:table-cell>
          <table:table-cell office:value-type="float" office:value="43.36" calcext:value-type="float">
            <text:p>43.36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463.9024" calcext:value-type="float">
            <text:p>463.9024</text:p>
          </table:table-cell>
          <table:table-cell office:value-type="float" office:value="450.209" calcext:value-type="float">
            <text:p>450.209</text:p>
          </table:table-cell>
          <table:table-cell office:value-type="float" office:value="43.36" calcext:value-type="float">
            <text:p>43.36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462.3837" calcext:value-type="float">
            <text:p>462.3837</text:p>
          </table:table-cell>
          <table:table-cell office:value-type="float" office:value="502.0514" calcext:value-type="float">
            <text:p>502.0514</text:p>
          </table:table-cell>
          <table:table-cell office:value-type="float" office:value="43.36" calcext:value-type="float">
            <text:p>43.36</text:p>
          </table:table-cell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522.7403" calcext:value-type="float">
            <text:p>522.7403</text:p>
          </table:table-cell>
          <table:table-cell office:value-type="float" office:value="192.2352" calcext:value-type="float">
            <text:p>192.2352</text:p>
          </table:table-cell>
          <table:table-cell office:value-type="float" office:value="65.04" calcext:value-type="float">
            <text:p>6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.1732" calcext:value-type="float">
            <text:p>521.1732</text:p>
          </table:table-cell>
          <table:table-cell office:value-type="float" office:value="244.5373" calcext:value-type="float">
            <text:p>244.5373</text:p>
          </table:table-cell>
          <table:table-cell office:value-type="float" office:value="65.04" calcext:value-type="float">
            <text:p>65.04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519.836" calcext:value-type="float">
            <text:p>519.836</text:p>
          </table:table-cell>
          <table:table-cell office:value-type="float" office:value="296.6545" calcext:value-type="float">
            <text:p>296.6545</text:p>
          </table:table-cell>
          <table:table-cell office:value-type="float" office:value="65.04" calcext:value-type="float">
            <text:p>65.04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518.303" calcext:value-type="float">
            <text:p>518.303</text:p>
          </table:table-cell>
          <table:table-cell office:value-type="float" office:value="348.422" calcext:value-type="float">
            <text:p>348.422</text:p>
          </table:table-cell>
          <table:table-cell table:number-columns-repeated="2"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516.8607" calcext:value-type="float">
            <text:p>516.8607</text:p>
          </table:table-cell>
          <table:table-cell office:value-type="float" office:value="400.1464" calcext:value-type="float">
            <text:p>400.1464</text:p>
          </table:table-cell>
          <table:table-cell office:value-type="float" office:value="65.04" calcext:value-type="float">
            <text:p>65.04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515.3591" calcext:value-type="float">
            <text:p>515.3591</text:p>
          </table:table-cell>
          <table:table-cell office:value-type="float" office:value="451.84" calcext:value-type="float">
            <text:p>451.84</text:p>
          </table:table-cell>
          <table:table-cell office:value-type="float" office:value="65.04" calcext:value-type="float">
            <text:p>65.04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513.8947" calcext:value-type="float">
            <text:p>513.8947</text:p>
          </table:table-cell>
          <table:table-cell office:value-type="float" office:value="503.8578" calcext:value-type="float">
            <text:p>503.8578</text:p>
          </table:table-cell>
          <table:table-cell office:value-type="float" office:value="65.04" calcext:value-type="float">
            <text:p>65.04</text:p>
          </table:table-cell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574.5955" calcext:value-type="float">
            <text:p>574.5955</text:p>
          </table:table-cell>
          <table:table-cell office:value-type="float" office:value="193.4338" calcext:value-type="float">
            <text:p>193.4338</text:p>
          </table:table-cell>
          <table:table-cell office:value-type="float" office:value="86.72" calcext:value-type="float">
            <text:p>8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.9806" calcext:value-type="float">
            <text:p>572.9806</text:p>
          </table:table-cell>
          <table:table-cell office:value-type="float" office:value="245.8466" calcext:value-type="float">
            <text:p>245.8466</text:p>
          </table:table-cell>
          <table:table-cell office:value-type="float" office:value="86.72" calcext:value-type="float">
            <text:p>86.72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571.6071" calcext:value-type="float">
            <text:p>571.6071</text:p>
          </table:table-cell>
          <table:table-cell office:value-type="float" office:value="297.9392" calcext:value-type="float">
            <text:p>297.9392</text:p>
          </table:table-cell>
          <table:table-cell office:value-type="float" office:value="86.72" calcext:value-type="float">
            <text:p>86.72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570.0593" calcext:value-type="float">
            <text:p>570.0593</text:p>
          </table:table-cell>
          <table:table-cell office:value-type="float" office:value="349.9416" calcext:value-type="float">
            <text:p>349.9416</text:p>
          </table:table-cell>
          <table:table-cell office:value-type="float" office:value="86.72" calcext:value-type="float">
            <text:p>86.72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568.5446" calcext:value-type="float">
            <text:p>568.5446</text:p>
          </table:table-cell>
          <table:table-cell office:value-type="float" office:value="401.7326" calcext:value-type="float">
            <text:p>401.7326</text:p>
          </table:table-cell>
          <table:table-cell table:number-columns-repeated="2"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566.9595" calcext:value-type="float">
            <text:p>566.9595</text:p>
          </table:table-cell>
          <table:table-cell office:value-type="float" office:value="453.5715" calcext:value-type="float">
            <text:p>453.5715</text:p>
          </table:table-cell>
          <table:table-cell office:value-type="float" office:value="86.72" calcext:value-type="float">
            <text:p>86.72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565.5823" calcext:value-type="float">
            <text:p>565.5823</text:p>
          </table:table-cell>
          <table:table-cell office:value-type="float" office:value="505.461" calcext:value-type="float">
            <text:p>505.461</text:p>
          </table:table-cell>
          <table:table-cell office:value-type="float" office:value="86.72" calcext:value-type="float">
            <text:p>86.72</text:p>
          </table:table-cell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626.545" calcext:value-type="float">
            <text:p>626.545</text:p>
          </table:table-cell>
          <table:table-cell office:value-type="float" office:value="194.6282" calcext:value-type="float">
            <text:p>194.6282</text:p>
          </table:table-cell>
          <table:table-cell office:value-type="float" office:value="108.4" calcext:value-type="float">
            <text:p>10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.9653" calcext:value-type="float">
            <text:p>624.9653</text:p>
          </table:table-cell>
          <table:table-cell office:value-type="float" office:value="247.0239" calcext:value-type="float">
            <text:p>247.0239</text:p>
          </table:table-cell>
          <table:table-cell office:value-type="float" office:value="108.4" calcext:value-type="float">
            <text:p>108.4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623.4282" calcext:value-type="float">
            <text:p>623.4282</text:p>
          </table:table-cell>
          <table:table-cell office:value-type="float" office:value="299.3235" calcext:value-type="float">
            <text:p>299.3235</text:p>
          </table:table-cell>
          <table:table-cell office:value-type="float" office:value="108.4" calcext:value-type="float">
            <text:p>108.4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621.9451" calcext:value-type="float">
            <text:p>621.9451</text:p>
          </table:table-cell>
          <table:table-cell office:value-type="float" office:value="351.3349" calcext:value-type="float">
            <text:p>351.3349</text:p>
          </table:table-cell>
          <table:table-cell office:value-type="float" office:value="108.4" calcext:value-type="float">
            <text:p>108.4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620.4045" calcext:value-type="float">
            <text:p>620.4045</text:p>
          </table:table-cell>
          <table:table-cell office:value-type="float" office:value="403.3402" calcext:value-type="float">
            <text:p>403.3402</text:p>
          </table:table-cell>
          <table:table-cell office:value-type="float" office:value="108.4" calcext:value-type="float">
            <text:p>108.4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618.9612" calcext:value-type="float">
            <text:p>618.9612</text:p>
          </table:table-cell>
          <table:table-cell office:value-type="float" office:value="455.2214" calcext:value-type="float">
            <text:p>455.2214</text:p>
          </table:table-cell>
          <table:table-cell table:number-columns-repeated="2"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617.385" calcext:value-type="float">
            <text:p>617.385</text:p>
          </table:table-cell>
          <table:table-cell office:value-type="float" office:value="507.2507" calcext:value-type="float">
            <text:p>507.2507</text:p>
          </table:table-cell>
          <table:table-cell office:value-type="float" office:value="108.4" calcext:value-type="float">
            <text:p>108.4</text:p>
          </table:table-cell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678.7745" calcext:value-type="float">
            <text:p>678.7745</text:p>
          </table:table-cell>
          <table:table-cell office:value-type="float" office:value="195.8701" calcext:value-type="float">
            <text:p>195.8701</text:p>
          </table:table-cell>
          <table:table-cell office:value-type="float" office:value="130.08" calcext:value-type="float">
            <text:p>13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.2411" calcext:value-type="float">
            <text:p>677.2411</text:p>
          </table:table-cell>
          <table:table-cell office:value-type="float" office:value="248.3121" calcext:value-type="float">
            <text:p>248.3121</text:p>
          </table:table-cell>
          <table:table-cell office:value-type="float" office:value="130.08" calcext:value-type="float">
            <text:p>130.08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675.7296" calcext:value-type="float">
            <text:p>675.7296</text:p>
          </table:table-cell>
          <table:table-cell office:value-type="float" office:value="300.7738" calcext:value-type="float">
            <text:p>300.7738</text:p>
          </table:table-cell>
          <table:table-cell office:value-type="float" office:value="130.08" calcext:value-type="float">
            <text:p>130.08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674.1344" calcext:value-type="float">
            <text:p>674.1344</text:p>
          </table:table-cell>
          <table:table-cell office:value-type="float" office:value="352.8969" calcext:value-type="float">
            <text:p>352.8969</text:p>
          </table:table-cell>
          <table:table-cell office:value-type="float" office:value="130.08" calcext:value-type="float">
            <text:p>130.08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672.6227" calcext:value-type="float">
            <text:p>672.6227</text:p>
          </table:table-cell>
          <table:table-cell office:value-type="float" office:value="404.9119" calcext:value-type="float">
            <text:p>404.9119</text:p>
          </table:table-cell>
          <table:table-cell office:value-type="float" office:value="130.08" calcext:value-type="float">
            <text:p>130.08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671.0146" calcext:value-type="float">
            <text:p>671.0146</text:p>
          </table:table-cell>
          <table:table-cell office:value-type="float" office:value="456.9318" calcext:value-type="float">
            <text:p>456.9318</text:p>
          </table:table-cell>
          <table:table-cell office:value-type="float" office:value="130.08" calcext:value-type="float">
            <text:p>130.08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669.5459" calcext:value-type="float">
            <text:p>669.5459</text:p>
          </table:table-cell>
          <table:table-cell office:value-type="float" office:value="509.126" calcext:value-type="float">
            <text:p>509.126</text:p>
          </table:table-cell>
          <table:table-cell table:number-columns-repeated="2"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731.0042" calcext:value-type="float">
            <text:p>731.0042</text:p>
          </table:table-cell>
          <table:table-cell office:value-type="float" office:value="196.95" calcext:value-type="float">
            <text:p>196.95</text:p>
          </table:table-cell>
          <table:table-cell office:value-type="float" office:value="151.76" calcext:value-type="float">
            <text:p>15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.4799" calcext:value-type="float">
            <text:p>729.4799</text:p>
          </table:table-cell>
          <table:table-cell office:value-type="float" office:value="249.6313" calcext:value-type="float">
            <text:p>249.6313</text:p>
          </table:table-cell>
          <table:table-cell office:value-type="float" office:value="151.76" calcext:value-type="float">
            <text:p>151.76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727.9111" calcext:value-type="float">
            <text:p>727.9111</text:p>
          </table:table-cell>
          <table:table-cell office:value-type="float" office:value="302.1307" calcext:value-type="float">
            <text:p>302.1307</text:p>
          </table:table-cell>
          <table:table-cell office:value-type="float" office:value="151.76" calcext:value-type="float">
            <text:p>151.76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726.3522" calcext:value-type="float">
            <text:p>726.3522</text:p>
          </table:table-cell>
          <table:table-cell office:value-type="float" office:value="354.3785" calcext:value-type="float">
            <text:p>354.3785</text:p>
          </table:table-cell>
          <table:table-cell office:value-type="float" office:value="151.76" calcext:value-type="float">
            <text:p>151.76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724.7985" calcext:value-type="float">
            <text:p>724.7985</text:p>
          </table:table-cell>
          <table:table-cell office:value-type="float" office:value="406.5705" calcext:value-type="float">
            <text:p>406.5705</text:p>
          </table:table-cell>
          <table:table-cell office:value-type="float" office:value="151.76" calcext:value-type="float">
            <text:p>151.76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723.1972" calcext:value-type="float">
            <text:p>723.1972</text:p>
          </table:table-cell>
          <table:table-cell office:value-type="float" office:value="458.6456" calcext:value-type="float">
            <text:p>458.6456</text:p>
          </table:table-cell>
          <table:table-cell office:value-type="float" office:value="151.76" calcext:value-type="float">
            <text:p>151.76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721.7094" calcext:value-type="float">
            <text:p>721.7094</text:p>
          </table:table-cell>
          <table:table-cell office:value-type="float" office:value="510.966" calcext:value-type="float">
            <text:p>510.966</text:p>
          </table:table-cell>
          <table:table-cell office:value-type="float" office:value="151.76" calcext:value-type="float">
            <text:p>151.76</text:p>
          </table:table-cell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783.8675" calcext:value-type="float">
            <text:p>783.8675</text:p>
          </table:table-cell>
          <table:table-cell office:value-type="float" office:value="198.0844" calcext:value-type="float">
            <text:p>198.0844</text:p>
          </table:table-cell>
          <table:table-cell office:value-type="float" office:value="173.44" calcext:value-type="float">
            <text:p>17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.1465" calcext:value-type="float">
            <text:p>782.1465</text:p>
          </table:table-cell>
          <table:table-cell office:value-type="float" office:value="250.91" calcext:value-type="float">
            <text:p>250.91</text:p>
          </table:table-cell>
          <table:table-cell office:value-type="float" office:value="173.44" calcext:value-type="float">
            <text:p>173.44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780.5978" calcext:value-type="float">
            <text:p>780.5978</text:p>
          </table:table-cell>
          <table:table-cell office:value-type="float" office:value="303.4919" calcext:value-type="float">
            <text:p>303.4919</text:p>
          </table:table-cell>
          <table:table-cell office:value-type="float" office:value="173.44" calcext:value-type="float">
            <text:p>173.44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778.9841" calcext:value-type="float">
            <text:p>778.9841</text:p>
          </table:table-cell>
          <table:table-cell office:value-type="float" office:value="355.9075" calcext:value-type="float">
            <text:p>355.9075</text:p>
          </table:table-cell>
          <table:table-cell office:value-type="float" office:value="173.44" calcext:value-type="float">
            <text:p>173.44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777.3749" calcext:value-type="float">
            <text:p>777.3749</text:p>
          </table:table-cell>
          <table:table-cell office:value-type="float" office:value="408.1655" calcext:value-type="float">
            <text:p>408.1655</text:p>
          </table:table-cell>
          <table:table-cell office:value-type="float" office:value="173.44" calcext:value-type="float">
            <text:p>173.44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775.8373" calcext:value-type="float">
            <text:p>775.8373</text:p>
          </table:table-cell>
          <table:table-cell office:value-type="float" office:value="460.328" calcext:value-type="float">
            <text:p>460.328</text:p>
          </table:table-cell>
          <table:table-cell office:value-type="float" office:value="173.44" calcext:value-type="float">
            <text:p>173.44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774.2405" calcext:value-type="float">
            <text:p>774.2405</text:p>
          </table:table-cell>
          <table:table-cell office:value-type="float" office:value="512.8474" calcext:value-type="float">
            <text:p>512.8474</text:p>
          </table:table-cell>
          <table:table-cell office:value-type="float" office:value="173.44" calcext:value-type="float">
            <text:p>173.44</text:p>
          </table:table-cell>
          <table:table-cell office:value-type="float" office:value="130.08" calcext:value-type="float">
            <text:p>130.08</text:p>
          </table:table-cell>
        </table:table-row>
        <table:table-row table:style-name="ro1">
          <table:table-cell office:value-type="float" office:value="836.5255" calcext:value-type="float">
            <text:p>836.5255</text:p>
          </table:table-cell>
          <table:table-cell office:value-type="float" office:value="199.1842" calcext:value-type="float">
            <text:p>199.1842</text:p>
          </table:table-cell>
          <table:table-cell office:value-type="float" office:value="195.12" calcext:value-type="float">
            <text:p>19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.8309" calcext:value-type="float">
            <text:p>834.8309</text:p>
          </table:table-cell>
          <table:table-cell office:value-type="float" office:value="252.1655" calcext:value-type="float">
            <text:p>252.1655</text:p>
          </table:table-cell>
          <table:table-cell office:value-type="float" office:value="195.12" calcext:value-type="float">
            <text:p>195.12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833.1545" calcext:value-type="float">
            <text:p>833.1545</text:p>
          </table:table-cell>
          <table:table-cell office:value-type="float" office:value="304.932" calcext:value-type="float">
            <text:p>304.932</text:p>
          </table:table-cell>
          <table:table-cell office:value-type="float" office:value="195.12" calcext:value-type="float">
            <text:p>195.12</text:p>
          </table:table-cell>
          <table:table-cell office:value-type="float" office:value="43.36" calcext:value-type="float">
            <text:p>43.36</text:p>
          </table:table-cell>
        </table:table-row>
        <table:table-row table:style-name="ro1">
          <table:table-cell office:value-type="float" office:value="831.729" calcext:value-type="float">
            <text:p>831.729</text:p>
          </table:table-cell>
          <table:table-cell office:value-type="float" office:value="357.3688" calcext:value-type="float">
            <text:p>357.3688</text:p>
          </table:table-cell>
          <table:table-cell office:value-type="float" office:value="195.12" calcext:value-type="float">
            <text:p>195.12</text:p>
          </table:table-cell>
          <table:table-cell office:value-type="float" office:value="65.04" calcext:value-type="float">
            <text:p>65.04</text:p>
          </table:table-cell>
        </table:table-row>
        <table:table-row table:style-name="ro1">
          <table:table-cell office:value-type="float" office:value="830.098" calcext:value-type="float">
            <text:p>830.098</text:p>
          </table:table-cell>
          <table:table-cell office:value-type="float" office:value="409.8017" calcext:value-type="float">
            <text:p>409.8017</text:p>
          </table:table-cell>
          <table:table-cell office:value-type="float" office:value="195.12" calcext:value-type="float">
            <text:p>195.12</text:p>
          </table:table-cell>
          <table:table-cell office:value-type="float" office:value="86.72" calcext:value-type="float">
            <text:p>86.72</text:p>
          </table:table-cell>
        </table:table-row>
        <table:table-row table:style-name="ro1">
          <table:table-cell office:value-type="float" office:value="828.5399" calcext:value-type="float">
            <text:p>828.5399</text:p>
          </table:table-cell>
          <table:table-cell office:value-type="float" office:value="462.1294" calcext:value-type="float">
            <text:p>462.1294</text:p>
          </table:table-cell>
          <table:table-cell office:value-type="float" office:value="195.12" calcext:value-type="float">
            <text:p>195.12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826.9188" calcext:value-type="float">
            <text:p>826.9188</text:p>
          </table:table-cell>
          <table:table-cell office:value-type="float" office:value="514.6783" calcext:value-type="float">
            <text:p>514.6783</text:p>
          </table:table-cell>
          <table:table-cell office:value-type="float" office:value="195.12" calcext:value-type="float">
            <text:p>195.12</text:p>
          </table:table-cell>
          <table:table-cell office:value-type="float" office:value="130.08" calcext:value-type="float">
            <text:p>13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6:08:33.518130311</meta:creation-date>
    <dc:date>2022-04-18T11:54:03.713995179</dc:date>
    <meta:editing-duration>PT5H35M20S</meta:editing-duration>
    <meta:editing-cycles>1</meta:editing-cycles>
    <meta:document-statistic meta:table-count="1" meta:cell-count="280" meta:object-count="0"/>
    <meta:generator>LibreOffice/6.4.7.2$Linux_X86_64 LibreOffice_project/40$Build-2</meta:generator>
  </office:meta>
</office:document-meta>
</file>